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size="10pt" fo:font-style="normal" fo:font-weight="bold" officeooo:rsid="000b3787" officeooo:paragraph-rsid="00158069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text-properties style:font-name="Cantarell" fo:font-size="10pt" fo:font-style="normal" officeooo:rsid="000b3787" officeooo:paragraph-rsid="00158069" style:font-size-asian="10pt" style:font-style-asian="normal" style:font-size-complex="10pt" style:font-style-complex="normal"/>
    </style:style>
    <style:style style:name="P3" style:family="paragraph" style:parent-style-name="Standard">
      <style:text-properties style:font-name="Cantarell" fo:font-size="10pt" fo:font-style="normal" style:text-underline-style="solid" style:text-underline-width="auto" style:text-underline-color="font-color" fo:font-weight="bold" officeooo:rsid="000b3787" officeooo:paragraph-rsid="0015e69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text-properties style:font-name="Cantarell" fo:font-size="10pt" officeooo:rsid="000b3787" officeooo:paragraph-rsid="0038f958" style:font-size-asian="10pt" style:font-size-complex="10pt"/>
    </style:style>
    <style:style style:name="P5" style:family="paragraph" style:parent-style-name="Standard">
      <style:text-properties style:font-name="Cantarell" fo:font-size="10pt" officeooo:rsid="000b3787" officeooo:paragraph-rsid="0013c6f0" style:font-size-asian="10pt" style:font-size-complex="10pt"/>
    </style:style>
    <style:style style:name="P6" style:family="paragraph" style:parent-style-name="Standard">
      <style:text-properties style:font-name="Cantarell" fo:font-size="10pt" officeooo:rsid="000b3787" officeooo:paragraph-rsid="001dd8f7" style:font-size-asian="10pt" style:font-size-complex="10pt"/>
    </style:style>
    <style:style style:name="P7" style:family="paragraph" style:parent-style-name="Standard">
      <style:text-properties style:font-name="Cantarell" fo:font-size="10pt" officeooo:rsid="000b3787" officeooo:paragraph-rsid="00158069" style:font-size-asian="10pt" style:font-size-complex="10pt"/>
    </style:style>
    <style:style style:name="P8" style:family="paragraph" style:parent-style-name="Standard">
      <style:text-properties style:font-name="Cantarell" fo:font-size="10pt" officeooo:rsid="000b3787" officeooo:paragraph-rsid="00247a51" style:font-size-asian="10pt" style:font-size-complex="10pt"/>
    </style:style>
    <style:style style:name="P9" style:family="paragraph" style:parent-style-name="Standard">
      <style:text-properties style:font-name="Cantarell" fo:font-size="10pt" officeooo:rsid="000b3787" officeooo:paragraph-rsid="002f215c" style:font-size-asian="10pt" style:font-size-complex="10pt"/>
    </style:style>
    <style:style style:name="P10" style:family="paragraph" style:parent-style-name="Standard">
      <style:text-properties style:font-name="Cantarell" fo:font-size="10pt" officeooo:rsid="000b3787" officeooo:paragraph-rsid="0037e28c" style:font-size-asian="10pt" style:font-size-complex="10pt"/>
    </style:style>
    <style:style style:name="P11" style:family="paragraph" style:parent-style-name="Standard">
      <style:text-properties style:font-name="Cantarell" fo:font-size="10pt" officeooo:rsid="000b3787" officeooo:paragraph-rsid="00393e4c" style:font-size-asian="10pt" style:font-size-complex="10pt"/>
    </style:style>
    <style:style style:name="P12" style:family="paragraph" style:parent-style-name="Standard">
      <style:text-properties style:font-name="Cantarell" fo:font-size="10pt" officeooo:rsid="000b3787" officeooo:paragraph-rsid="0015e69d" style:font-size-asian="10pt" style:font-size-complex="10pt"/>
    </style:style>
    <style:style style:name="P13" style:family="paragraph" style:parent-style-name="Standard">
      <style:text-properties style:font-name="Cantarell" fo:font-size="10pt" officeooo:rsid="000b3787" officeooo:paragraph-rsid="0026fdc4" style:font-size-asian="10pt" style:font-size-complex="10pt"/>
    </style:style>
    <style:style style:name="P14" style:family="paragraph" style:parent-style-name="Standard">
      <style:text-properties style:font-name="Cantarell" fo:font-size="10pt" officeooo:rsid="000b3787" officeooo:paragraph-rsid="001f6944" style:font-size-asian="10pt" style:font-size-complex="10pt"/>
    </style:style>
    <style:style style:name="P15" style:family="paragraph" style:parent-style-name="Standard">
      <style:text-properties style:font-name="Cantarell" fo:font-size="10pt" officeooo:rsid="000b3787" officeooo:paragraph-rsid="003e9aab" style:font-size-asian="10pt" style:font-size-complex="10pt"/>
    </style:style>
    <style:style style:name="P16" style:family="paragraph" style:parent-style-name="Standard">
      <style:text-properties style:font-name="Cantarell" fo:font-size="10pt" officeooo:rsid="000b3787" officeooo:paragraph-rsid="000b3787" style:font-size-asian="10pt" style:font-size-complex="10pt"/>
    </style:style>
    <style:style style:name="P17" style:family="paragraph" style:parent-style-name="Standard">
      <style:text-properties style:font-name="Cantarell" fo:font-size="10pt" officeooo:rsid="000b3787" officeooo:paragraph-rsid="002e631a" style:font-size-asian="10pt" style:font-size-complex="10pt"/>
    </style:style>
    <style:style style:name="P18" style:family="paragraph" style:parent-style-name="Standard">
      <style:text-properties style:font-name="Cantarell" fo:font-size="10pt" officeooo:rsid="000b3787" officeooo:paragraph-rsid="002a1dc2" style:font-size-asian="10pt" style:font-size-complex="10pt"/>
    </style:style>
    <style:style style:name="P19" style:family="paragraph" style:parent-style-name="Standard">
      <style:text-properties style:font-name="Cantarell" fo:font-size="10pt" officeooo:rsid="000f5c7b" officeooo:paragraph-rsid="002e631a" style:font-size-asian="10pt" style:font-size-complex="10pt"/>
    </style:style>
    <style:style style:name="P20" style:family="paragraph" style:parent-style-name="Standard">
      <style:text-properties style:font-name="Cantarell" fo:font-size="10pt" officeooo:rsid="001dd8f7" officeooo:paragraph-rsid="001dd8f7" style:font-size-asian="10pt" style:font-size-complex="10pt"/>
    </style:style>
    <style:style style:name="P21" style:family="paragraph" style:parent-style-name="Standard">
      <style:text-properties style:font-name="Cantarell" fo:font-size="10pt" officeooo:rsid="002d414f" officeooo:paragraph-rsid="003e9aab" style:font-size-asian="10pt" style:font-size-complex="10pt"/>
    </style:style>
    <style:style style:name="P22" style:family="paragraph" style:parent-style-name="Standard">
      <style:text-properties style:font-name="Cantarell" fo:font-size="10pt" officeooo:rsid="003cc615" officeooo:paragraph-rsid="003e9aab" style:font-size-asian="10pt" style:font-size-complex="10pt"/>
    </style:style>
    <style:style style:name="P23" style:family="paragraph" style:parent-style-name="Standard">
      <style:text-properties style:font-name="Cantarell" fo:font-size="10pt" officeooo:rsid="002f215c" officeooo:paragraph-rsid="002f215c" style:font-size-asian="10pt" style:font-size-complex="10pt"/>
    </style:style>
    <style:style style:name="P24" style:family="paragraph" style:parent-style-name="Standard">
      <style:text-properties style:font-name="Cantarell" fo:font-size="10pt" officeooo:rsid="00453e93" officeooo:paragraph-rsid="00453e93" style:font-size-asian="10pt" style:font-size-complex="10pt"/>
    </style:style>
    <style:style style:name="P25" style:family="paragraph" style:parent-style-name="Standard">
      <style:text-properties style:font-name="Cantarell" fo:font-size="10pt" fo:font-weight="bold" officeooo:rsid="000b3787" officeooo:paragraph-rsid="003e9aab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Cantarell" fo:font-size="10pt" fo:font-weight="normal" officeooo:rsid="00393e4c" officeooo:paragraph-rsid="0034660c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Cantarell" fo:font-size="10pt" fo:font-weight="normal" officeooo:rsid="00331da5" officeooo:paragraph-rsid="00331da5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Cantarell" fo:font-size="10pt" fo:font-weight="normal" officeooo:rsid="0046ddeb" officeooo:paragraph-rsid="0046ddeb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369f1a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13c6f0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Cantarell" fo:font-size="10pt" style:text-underline-style="solid" style:text-underline-width="auto" style:text-underline-color="font-color" fo:font-weight="bold" officeooo:rsid="000b3787" officeooo:paragraph-rsid="0015e69d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Cantarell" fo:font-size="10pt" style:text-underline-style="none" fo:font-weight="normal" officeooo:rsid="00369f1a" officeooo:paragraph-rsid="00369f1a" style:font-size-asian="10pt" style:font-weight-asian="normal" style:font-size-complex="10pt" style:font-weight-complex="normal"/>
    </style:style>
    <style:style style:name="P33" style:family="paragraph" style:parent-style-name="Standard">
      <style:text-properties style:font-name="Cantarell" fo:font-size="9pt" officeooo:rsid="000b3787" officeooo:paragraph-rsid="000b3787" style:font-size-asian="7.84999990463257pt" style:font-size-complex="9pt"/>
    </style:style>
    <style:style style:name="P34" style:family="paragraph" style:parent-style-name="Standard">
      <style:text-properties style:font-name="Cantarell" fo:font-size="9pt" officeooo:rsid="000b3787" officeooo:paragraph-rsid="000f5c7b" style:font-size-asian="7.84999990463257pt" style:font-size-complex="9pt"/>
    </style:style>
    <style:style style:name="P35" style:family="paragraph" style:parent-style-name="Standard">
      <style:text-properties style:font-name="Cantarell" fo:font-size="9pt" officeooo:rsid="000b3787" officeooo:paragraph-rsid="0013c6f0" style:font-size-asian="7.84999990463257pt" style:font-size-complex="9pt"/>
    </style:style>
    <style:style style:name="P36" style:family="paragraph" style:parent-style-name="Standard">
      <style:text-properties style:font-name="Cantarell" fo:font-size="9pt" officeooo:rsid="000b3787" officeooo:paragraph-rsid="00158069" style:font-size-asian="7.84999990463257pt" style:font-size-complex="9pt"/>
    </style:style>
    <style:style style:name="P37" style:family="paragraph" style:parent-style-name="Standard">
      <style:text-properties style:font-name="Cantarell" fo:font-size="9pt" fo:font-weight="bold" officeooo:rsid="000f5c7b" officeooo:paragraph-rsid="002e631a" style:font-size-asian="7.84999990463257pt" style:font-weight-asian="bold" style:font-size-complex="9pt" style:font-weight-complex="bold"/>
    </style:style>
    <style:style style:name="P38" style:family="paragraph" style:parent-style-name="Standard">
      <style:text-properties style:font-name="Cantarell" fo:font-size="9pt" fo:font-weight="bold" officeooo:rsid="000b3787" officeooo:paragraph-rsid="001dd8f7" style:font-size-asian="7.84999990463257pt" style:font-weight-asian="bold" style:font-size-complex="9pt" style:font-weight-complex="bold"/>
    </style:style>
    <style:style style:name="P39" style:family="paragraph" style:parent-style-name="Standard">
      <style:text-properties style:font-name="Cantarell" fo:font-size="9pt" style:text-underline-style="solid" style:text-underline-width="auto" style:text-underline-color="font-color" fo:font-weight="bold" officeooo:rsid="000b3787" officeooo:paragraph-rsid="0015e69d" style:font-size-asian="7.84999990463257pt" style:font-weight-asian="bold" style:font-size-complex="9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4pt" fo:font-style="normal" fo:font-weight="bold" officeooo:rsid="000b3787" officeooo:paragraph-rsid="000b3787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break-before="page"/>
      <style:text-properties style:font-name="Cantarell" fo:font-size="10pt" officeooo:rsid="000b3787" officeooo:paragraph-rsid="00393e4c" style:font-size-asian="10pt" style:font-size-complex="10pt"/>
    </style:style>
    <style:style style:name="P42" style:family="paragraph" style:parent-style-name="Standard" style:list-style-name="L1">
      <style:text-properties style:font-name="Cantarell" fo:font-size="10pt" officeooo:rsid="002b9c72" officeooo:paragraph-rsid="002b9c72" style:font-size-asian="10pt" style:font-size-complex="10pt"/>
    </style:style>
    <style:style style:name="P43" style:family="paragraph" style:parent-style-name="Standard">
      <style:text-properties style:font-name="Cantarell" fo:font-size="10pt" officeooo:rsid="000b3787" officeooo:paragraph-rsid="00158069" style:font-size-asian="10pt" style:font-size-complex="10pt"/>
    </style:style>
    <style:style style:name="P44" style:family="paragraph" style:parent-style-name="Standard" style:list-style-name="L1">
      <style:text-properties style:font-name="Cantarell" fo:font-size="10pt" fo:font-style="normal" officeooo:rsid="00432dee" officeooo:paragraph-rsid="00432dee" style:font-size-asian="10pt" style:font-style-asian="normal" style:font-size-complex="10pt" style:font-style-complex="normal"/>
    </style:style>
    <style:style style:name="P45" style:family="paragraph" style:parent-style-name="Standard" style:list-style-name="L1">
      <style:text-properties fo:font-size="10pt" officeooo:paragraph-rsid="002b9c72" style:font-size-asian="10pt" style:font-size-complex="10pt"/>
    </style:style>
    <style:style style:name="P46" style:family="paragraph" style:parent-style-name="Standard" style:list-style-name="L1">
      <style:text-properties fo:font-size="10pt" officeooo:paragraph-rsid="00432dee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0ec5f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47a51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48c6de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c33b" style:font-weight-asian="bold" style:font-weight-complex="bold"/>
    </style:style>
    <style:style style:name="T7" style:family="text">
      <style:text-properties fo:font-weight="bold" officeooo:rsid="003a90e7" style:font-weight-asian="bold" style:font-weight-complex="bold"/>
    </style:style>
    <style:style style:name="T8" style:family="text">
      <style:text-properties fo:font-weight="bold" officeooo:rsid="001e782c" style:font-weight-asian="bold" style:font-weight-complex="bold"/>
    </style:style>
    <style:style style:name="T9" style:family="text">
      <style:text-properties fo:font-weight="bold" officeooo:rsid="002329f6" style:font-weight-asian="bold" style:font-weight-complex="bold"/>
    </style:style>
    <style:style style:name="T10" style:family="text">
      <style:text-properties fo:font-weight="bold" officeooo:rsid="0042b24a" style:font-weight-asian="bold" style:font-weight-complex="bold"/>
    </style:style>
    <style:style style:name="T11" style:family="text">
      <style:text-properties fo:font-weight="bold" officeooo:rsid="00468bee" style:font-weight-asian="bold" style:font-weight-complex="bold"/>
    </style:style>
    <style:style style:name="T12" style:family="text">
      <style:text-properties fo:font-weight="bold" officeooo:rsid="0047e196" style:font-weight-asian="bold" style:font-weight-complex="bold"/>
    </style:style>
    <style:style style:name="T13" style:family="text">
      <style:text-properties fo:font-weight="bold" officeooo:rsid="004d7d47" style:font-weight-asian="bold" style:font-weight-complex="bold"/>
    </style:style>
    <style:style style:name="T14" style:family="text">
      <style:text-properties officeooo:rsid="000f5c7b"/>
    </style:style>
    <style:style style:name="T15" style:family="text">
      <style:text-properties officeooo:rsid="0010ec5f"/>
    </style:style>
    <style:style style:name="T16" style:family="text">
      <style:text-properties officeooo:rsid="00129048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2b9c72" style:font-weight-asian="bold" style:font-weight-complex="bold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2b9c72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43c97" style:font-weight-asian="normal" style:font-weight-complex="normal"/>
    </style:style>
    <style:style style:name="T23" style:family="text">
      <style:text-properties fo:font-weight="normal" officeooo:rsid="001e782c" style:font-weight-asian="normal" style:font-weight-complex="normal"/>
    </style:style>
    <style:style style:name="T24" style:family="text">
      <style:text-properties fo:font-weight="normal" officeooo:rsid="002329f6" style:font-weight-asian="normal" style:font-weight-complex="normal"/>
    </style:style>
    <style:style style:name="T25" style:family="text">
      <style:text-properties fo:font-weight="normal" officeooo:rsid="0042ef72" style:font-weight-asian="normal" style:font-weight-complex="normal"/>
    </style:style>
    <style:style style:name="T26" style:family="text">
      <style:text-properties officeooo:rsid="001f6944"/>
    </style:style>
    <style:style style:name="T27" style:family="text">
      <style:text-properties officeooo:rsid="0026fdc4"/>
    </style:style>
    <style:style style:name="T28" style:family="text">
      <style:text-properties officeooo:rsid="002773f9"/>
    </style:style>
    <style:style style:name="T29" style:family="text">
      <style:text-properties officeooo:rsid="002874dc"/>
    </style:style>
    <style:style style:name="T30" style:family="text">
      <style:text-properties style:font-name="Cantarell" fo:font-weight="normal" officeooo:rsid="002b9c72" style:font-weight-asian="normal" style:font-weight-complex="normal"/>
    </style:style>
    <style:style style:name="T31" style:family="text">
      <style:text-properties style:font-name="Cantarell" fo:font-weight="bold" officeooo:rsid="002b9c72" style:font-weight-asian="bold" style:font-weight-complex="bold"/>
    </style:style>
    <style:style style:name="T32" style:family="text">
      <style:text-properties style:font-name="Cantarell" style:text-underline-style="none" fo:font-weight="normal" officeooo:rsid="002b9c72" style:font-weight-asian="normal" style:font-weight-complex="normal"/>
    </style:style>
    <style:style style:name="T33" style:family="text">
      <style:text-properties style:font-name="Cantarell" style:text-underline-style="none" fo:font-weight="bold" officeooo:rsid="002b9c72" style:font-weight-asian="bold" style:font-weight-complex="bold"/>
    </style:style>
    <style:style style:name="T34" style:family="text">
      <style:text-properties officeooo:rsid="002bc33b"/>
    </style:style>
    <style:style style:name="T35" style:family="text">
      <style:text-properties officeooo:rsid="002f215c"/>
    </style:style>
    <style:style style:name="T36" style:family="text">
      <style:text-properties officeooo:rsid="00316a67"/>
    </style:style>
    <style:style style:name="T37" style:family="text">
      <style:text-properties officeooo:rsid="003a90e7"/>
    </style:style>
    <style:style style:name="T38" style:family="text">
      <style:text-properties officeooo:rsid="003c3568"/>
    </style:style>
    <style:style style:name="T39" style:family="text">
      <style:text-properties officeooo:rsid="001e782c"/>
    </style:style>
    <style:style style:name="T40" style:family="text">
      <style:text-properties officeooo:rsid="002329f6"/>
    </style:style>
    <style:style style:name="T41" style:family="text">
      <style:text-properties officeooo:rsid="0042ef72"/>
    </style:style>
    <style:style style:name="T42" style:family="text">
      <style:text-properties officeooo:rsid="004d7d47"/>
    </style:style>
    <style:style style:name="T43" style:family="text">
      <style:text-properties fo:font-style="normal" style:text-underline-style="none" fo:font-weight="normal" officeooo:rsid="002b9c72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Welcome to manjaro i3!</text:p>
      <text:p text:style-name="P33"/>
      <text:p text:style-name="P4">For the graphical installer <text:span text:style-name="T39">press </text:span><text:span text:style-name="T8">mod+i</text:span><text:span text:style-name="T23">, or </text:span><text:span text:style-name="T24">open </text:span>dmenu (<text:span text:style-name="T5">mod+d</text:span>) <text:span text:style-name="T40">and type </text:span><text:span text:style-name="T11">sudo ca</text:span><text:span text:style-name="T9">lamares</text:span></text:p>
      <text:p text:style-name="P16">or for <text:span text:style-name="T40">the TUI</text:span>-<text:span text:style-name="T15">installer</text:span> <text:span text:style-name="T13">Manjaro-architect </text:span>run <text:span text:style-name="T5">sudo setup</text:span> in a terminal window (<text:span text:style-name="T5">mod+Enter</text:span>).</text:p>
      <text:p text:style-name="P17"><text:span text:style-name="T14">The </text:span>default mod-key <text:span text:style-name="T15">is </text:span><text:span text:style-name="T5">&lt;Super&gt; </text:span>(Windows-key).</text:p>
      <text:p text:style-name="P17"><text:span text:style-name="T34">Look&amp;Feel can be changed with</text:span> <text:span text:style-name="T6">L</text:span><text:span text:style-name="T5">xappearance.</text:span></text:p>
      <text:p text:style-name="P19">For wallpaper selection use <text:span text:style-name="T6">N</text:span><text:span text:style-name="T5">itrogen.</text:span></text:p>
      <text:p text:style-name="P37"/>
      <text:p text:style-name="P26"><text:span text:style-name="T7">Audio: </text:span><text:span text:style-name="T37">The default is</text:span> <text:span text:style-name="T5">Alsa</text:span> with <text:span text:style-name="T5">Volumeicon</text:span>. If you<text:span text:style-name="T37">'d</text:span> like to <text:span text:style-name="T37">use </text:span><text:span text:style-name="T5">Pulseaudio </text:span>(plus 32MB)<text:span text:style-name="T5"> </text:span>please run ‘<text:span text:style-name="T5">install_pulse’ </text:span>in a terminal to install all necessary packages and have your config adjusted <text:span text:style-name="T37">automatically</text:span>.</text:p>
      <text:p text:style-name="P26">This can be reverted by running ‘<text:span text:style-name="T5">rm_pulse’</text:span>.</text:p>
      <text:p text:style-name="P34"/>
      <text:p text:style-name="P5"><text:span text:style-name="T2">Most important</text:span><text:span text:style-name="T1"> shortcuts</text:span></text:p>
      <text:p text:style-name="P5">open new terminal window - <text:span text:style-name="T5">mod+&lt;Enter&gt;</text:span></text:p>
      <text:p text:style-name="P5">kill focused container - <text:span text:style-name="T5">mod+&lt;Shift&gt;+q</text:span></text:p>
      <text:p text:style-name="P15">open dmenu – <text:span text:style-name="T5">mod+d</text:span></text:p>
      <text:p text:style-name="P28">categorized menu ‘morc_menu’ - <text:span text:style-name="T5">mod+z</text:span></text:p>
      <text:p text:style-name="P25"/>
      <text:p text:style-name="P15">tile vertically - <text:span text:style-name="T5">mod+v</text:span></text:p>
      <text:p text:style-name="P15"><text:span text:style-name="T19">tile horizontally – </text:span><text:span text:style-name="T17">mod+h</text:span></text:p>
      <text:p text:style-name="P24"><text:span text:style-name="T19">toggle split direction - </text:span><text:span text:style-name="T17">mod+q</text:span></text:p>
      <text:p text:style-name="P15">toggle floating - <text:span text:style-name="T5">mod+&lt;Shift&gt;+Space</text:span></text:p>
      <text:p text:style-name="P15">toggle fullscreen - <text:span text:style-name="T5">mod+f</text:span></text:p>
      <text:p text:style-name="P21"><text:span text:style-name="T21">toggle sticky - </text:span><text:span text:style-name="T5">mod+&lt;Shift&gt;+s</text:span></text:p>
      <text:p text:style-name="P22"><text:span text:style-name="T19">hide/show i3status-bar – </text:span><text:span text:style-name="T17">mod+m</text:span></text:p>
      <text:p text:style-name="P35"/>
      <text:p text:style-name="P29">Application Shortcuts</text:p>
      <text:p text:style-name="P32">Bmenu (CLI config<text:span text:style-name="T38">uration</text:span> tool) - <text:span text:style-name="T5">mod+Ctrl+b</text:span></text:p>
      <text:p text:style-name="P5">Webbrowser Palemoon - <text:span text:style-name="T5">mod+F2</text:span></text:p>
      <text:p text:style-name="P5">Filemanager Pcmanfm – <text:span text:style-name="T5">mod+F3</text:span></text:p>
      <text:p text:style-name="P5"><text:span text:style-name="T34">R</text:span>oot <text:span text:style-name="T34">Filemanager</text:span> - <text:span text:style-name="T5">mod+&lt;Shift&gt;+F3</text:span></text:p>
      <text:p text:style-name="P5"><text:span text:style-name="T26">Alsamixer</text:span> <text:span text:style-name="T36">(or Pavucontrol if you have upgraded to Pulseaudio) –</text:span> <text:span text:style-name="T5">mod+&lt;Ctrl&gt;+m</text:span></text:p>
      <text:p text:style-name="P27">Musicplayer moc - <text:span text:style-name="T5">mod+F5</text:span></text:p>
      <text:p text:style-name="P5">Screenshot of whole screen - <text:span text:style-name="T5">&lt;Print&gt;</text:span></text:p>
      <text:p text:style-name="P5">Screenshot of focused container - <text:span text:style-name="T5">mod+&lt;Print&gt;</text:span></text:p>
      <text:p text:style-name="P5">Screenshot of selection - <text:span text:style-name="T5">mod+&lt;Shift&gt;+&lt;Print&gt;</text:span></text:p>
      <text:p text:style-name="P5">Switch off transparency (kill <text:span text:style-name="T34">C</text:span>ompton) - <text:span text:style-name="T5">mod+t</text:span></text:p>
      <text:p text:style-name="P5">Switch transparency back on - <text:span text:style-name="T5">mod+&lt;Ctrl&gt;+t</text:span></text:p>
      <text:p text:style-name="P20">restart <text:span text:style-name="T34">D</text:span>unst - <text:span text:style-name="T5">mod+&lt;Shift&gt;+d</text:span></text:p>
      <text:p text:style-name="P6">xkill – <text:span text:style-name="T5">mod+&lt;Ctrl&gt;+x</text:span></text:p>
      <text:p text:style-name="P38"/>
      <text:p text:style-name="P30">Navigation</text:p>
      <text:p text:style-name="P5">change focus - <text:span text:style-name="T5">mod+arrowkeys</text:span> or <text:span text:style-name="T5">mod+j,k,l,ö</text:span></text:p>
      <text:p text:style-name="P5">change focus between tiling / floating windows - <text:span text:style-name="T5">mod+</text:span><text:span text:style-name="T12">S</text:span><text:span text:style-name="T5">pace</text:span></text:p>
      <text:p text:style-name="P5">move focused container - <text:span text:style-name="T5">mod+&lt;Shift&gt;+arrowkeys</text:span> or <text:span text:style-name="T5">mod+&lt;Shift&gt;+j,k,l,ö</text:span></text:p>
      <text:p text:style-name="P5">move floating window with the mouse – <text:span text:style-name="T21">hold</text:span><text:span text:style-name="T5"> </text:span><text:span text:style-name="T22">down </text:span><text:span text:style-name="T5">mod</text:span></text:p>
      <text:p text:style-name="P7">switch to workspace number 1-8 - <text:span text:style-name="T5">mod+1-8</text:span></text:p>
      <text:p text:style-name="P7">navigate between work<text:span text:style-name="T16">s</text:span>paces - <text:span text:style-name="T5">mod+&lt;Ctrl&gt;+&lt;Right&gt;/&lt;Left&gt;</text:span></text:p>
      <text:p text:style-name="P7">send focused container to workspace number 1-8 - <text:span text:style-name="T5">mod+&lt;Ctrl&gt;+1-8</text:span></text:p>
      <text:p text:style-name="P7">move to workspace 1-8 with focused container - <text:span text:style-name="T5">mod+&lt;Shift&gt;+1-8</text:span></text:p>
      <text:p text:style-name="P8">workspace back-and-forth – <text:span text:style-name="T5">mod+b</text:span></text:p>
      <text:p text:style-name="P18">move container to workspace back-and-forth – <text:span text:style-name="T5">mod+&lt;Shift&gt;+b</text:span></text:p>
      <text:p text:style-name="P18">resize container - <text:span text:style-name="T5">mod+r</text:span> followed by arrowkeys or j,k,l,ö <text:span text:style-name="T41">(or </text:span><text:span text:style-name="T10">mod+&lt;right-click&gt;</text:span><text:span text:style-name="T25">)</text:span></text:p>
      <text:p text:style-name="P7">(exit resize mode with <text:span text:style-name="T5">&lt;Enter&gt;</text:span> or <text:span text:style-name="T5">&lt;Esc&gt;</text:span>)</text:p>
      <text:p text:style-name="P23">resize gaps – <text:span text:style-name="T5">mod+&lt;Shift&gt;+g </text:span><text:span text:style-name="T21">followed by </text:span><text:span text:style-name="T5">o</text:span><text:span text:style-name="T21"> (outer gaps) / </text:span><text:span text:style-name="T5">i </text:span><text:span text:style-name="T21">(inner gaps) and </text:span><text:span text:style-name="T5">+ </text:span><text:span text:style-name="T21">/ </text:span><text:span text:style-name="T5">- </text:span><text:span text:style-name="T21">/ </text:span><text:span text:style-name="T5">0</text:span></text:p>
      <text:p text:style-name="P9">(exit <text:span text:style-name="T35">gaps</text:span> mode with <text:span text:style-name="T5">&lt;Enter&gt;</text:span> or <text:span text:style-name="T5">&lt;Esc&gt;</text:span>)</text:p>
      <text:p text:style-name="P10">move focused container to scratchpad – <text:span text:style-name="T5">mod+&lt;Shift&gt;+-</text:span></text:p>
      <text:p text:style-name="P11">show (next) scratchpad window – <text:span text:style-name="T5">mod+-</text:span></text:p>
      <text:p text:style-name="P41"><text:span text:style-name="T1">Change </text:span><text:span text:style-name="T4">desktop</text:span><text:span text:style-name="T3"> behaviour</text:span></text:p>
      <text:p text:style-name="P7">stacking - <text:span text:style-name="T5">mod+s</text:span></text:p>
      <text:p text:style-name="P7">tabbed - <text:span text:style-name="T5">mod+w</text:span></text:p>
      <text:p text:style-name="P12">tiling / toggle split – <text:span text:style-name="T5">mod+e</text:span></text:p>
      <text:p text:style-name="P39"/>
      <text:p text:style-name="P31">Change window borders</text:p>
      <text:p text:style-name="P7">none - <text:span text:style-name="T5">mod+u</text:span></text:p>
      <text:p text:style-name="P7">2 pixels - <text:span text:style-name="T5">mod+y</text:span></text:p>
      <text:p text:style-name="P7">normal – <text:span text:style-name="T5">mod+n</text:span></text:p>
      <text:p text:style-name="P36"/>
      <text:p text:style-name="P7">reload the configuration file - <text:span text:style-name="T5">mod+&lt;Shift&gt;+c</text:span></text:p>
      <text:p text:style-name="P13">restart i3 in-place - <text:span text:style-name="T5">mod+&lt;Shift&gt;+r</text:span> (preserves <text:span text:style-name="T27">and reloads </text:span>your session)</text:p>
      <text:p text:style-name="P36"/>
      <text:p text:style-name="P7">lock screen - <text:span text:style-name="T5">mod+9</text:span></text:p>
      <text:p text:style-name="P14">exit session - <text:span text:style-name="T5">mod+0</text:span> and <text:span text:style-name="T28">select</text:span>:</text:p>
      <text:p text:style-name="P14">(l)ock, (e)xit, (s)uspend, <text:span text:style-name="T26">switch_(u)ser, </text:span>(h)ibernate, (r)eboot, (&lt;Shift&gt;+<text:span text:style-name="T29">S</text:span>)hutdown</text:p>
      <text:p text:style-name="P7">(cancel with <text:span text:style-name="T5">&lt;Enter&gt;</text:span> or <text:span text:style-name="T5">&lt;Esc&gt;</text:span>)</text:p>
      <text:p text:style-name="P7">or</text:p>
      <text:p text:style-name="P7">exit i3 - <text:span text:style-name="T5">mod+&lt;Shift&gt;+e</text:span> (logs you out of your Xsession)</text:p>
      <text:p text:style-name="P36"/>
      <text:p text:style-name="P7"><text:span text:style-name="T5">!! All i3 settings, can be edited in ~/.i3/config !!</text:span></text:p>
      <text:p text:style-name="P36"/>
      <text:p text:style-name="P1">HAVE FUN ! 8^}</text:p>
      <text:p text:style-name="P2">ober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15:00.736914052</meta:creation-date>
    <dc:date>2018-01-10T01:33:51.101744153</dc:date>
    <meta:editing-duration>PT10H6M51S</meta:editing-duration>
    <meta:editing-cycles>60</meta:editing-cycles>
    <meta:generator>LibreOffice/5.3.7.2.0$Linux_X86_64 LibreOffice_project/30m0$Build-2</meta:generator>
    <meta:document-statistic meta:table-count="0" meta:image-count="0" meta:object-count="0" meta:page-count="2" meta:paragraph-count="70" meta:word-count="420" meta:character-count="2870" meta:non-whitespace-character-count="2506"/>
  </office:meta>
</office:document-meta>
</file>